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163bc9" officeooo:paragraph-rsid="00163bc9"/>
    </style:style>
    <style:style style:name="P2" style:family="paragraph" style:parent-style-name="Text_20_body">
      <style:text-properties fo:language="ru" fo:country="RU" officeooo:rsid="00167658" officeooo:paragraph-rsid="00167658"/>
    </style:style>
    <style:style style:name="P3" style:family="paragraph" style:parent-style-name="Text_20_body">
      <style:text-properties fo:language="ru" fo:country="RU" officeooo:rsid="0017d973" officeooo:paragraph-rsid="0017d973"/>
    </style:style>
    <style:style style:name="P4" style:family="paragraph" style:parent-style-name="Text_20_body">
      <style:text-properties fo:language="ru" fo:country="RU" officeooo:rsid="001951fc" officeooo:paragraph-rsid="001951fc"/>
    </style:style>
    <style:style style:name="P5" style:family="paragraph" style:parent-style-name="Text_20_body">
      <style:text-properties fo:language="ru" fo:country="RU" officeooo:rsid="001a6608" officeooo:paragraph-rsid="001a6608"/>
    </style:style>
    <style:style style:name="P6" style:family="paragraph" style:parent-style-name="Text_20_body">
      <style:text-properties fo:language="ru" fo:country="RU" officeooo:rsid="001951fc" officeooo:paragraph-rsid="001951fc" fo:background-color="#ffff00"/>
    </style:style>
    <style:style style:name="P7" style:family="paragraph" style:parent-style-name="Text_20_body">
      <style:text-properties fo:language="ru" fo:country="RU" officeooo:rsid="001a6608" officeooo:paragraph-rsid="001a6608" fo:background-color="#ffff00"/>
    </style:style>
    <style:style style:name="P8" style:family="paragraph" style:parent-style-name="Text_20_body">
      <style:text-properties fo:language="ru" fo:country="RU" officeooo:rsid="001a6608" officeooo:paragraph-rsid="001a6608" fo:background-color="transparent"/>
    </style:style>
    <style:style style:name="P9" style:family="paragraph" style:parent-style-name="Text_20_body">
      <style:text-properties fo:language="ru" fo:country="RU" officeooo:rsid="001c0efa" officeooo:paragraph-rsid="001c0efa"/>
    </style:style>
    <style:style style:name="P10" style:family="paragraph" style:parent-style-name="Text_20_body">
      <style:text-properties officeooo:rsid="0014bd7e" officeooo:paragraph-rsid="0014bd7e"/>
    </style:style>
    <style:style style:name="P11" style:family="paragraph" style:parent-style-name="Text_20_body">
      <style:text-properties fo:language="en" fo:country="US" officeooo:rsid="00163bc9" officeooo:paragraph-rsid="00163bc9"/>
    </style:style>
    <style:style style:name="P12" style:family="paragraph" style:parent-style-name="Text_20_body">
      <style:text-properties fo:language="en" fo:country="US" officeooo:rsid="0014bd7e" officeooo:paragraph-rsid="0014bd7e"/>
    </style:style>
    <style:style style:name="P13" style:family="paragraph" style:parent-style-name="Text_20_body">
      <style:text-properties officeooo:rsid="001a6608" officeooo:paragraph-rsid="001a6608"/>
    </style:style>
    <style:style style:name="P14" style:family="paragraph" style:parent-style-name="Title">
      <style:text-properties fo:language="en" fo:country="US" officeooo:rsid="0014bd7e" officeooo:paragraph-rsid="0014bd7e"/>
    </style:style>
    <style:style style:name="P15" style:family="paragraph" style:parent-style-name="Heading_20_2">
      <style:text-properties officeooo:rsid="0014bd7e" officeooo:paragraph-rsid="0014bd7e"/>
    </style:style>
    <style:style style:name="P16" style:family="paragraph" style:parent-style-name="Heading_20_2">
      <style:text-properties fo:language="en" fo:country="US" officeooo:rsid="0017d973" officeooo:paragraph-rsid="0017d973"/>
    </style:style>
    <style:style style:name="P17" style:family="paragraph" style:parent-style-name="Heading_20_2">
      <style:text-properties fo:language="en" fo:country="US" officeooo:rsid="00155fa2" officeooo:paragraph-rsid="00155fa2"/>
    </style:style>
    <style:style style:name="P18" style:family="paragraph" style:parent-style-name="Heading_20_2">
      <style:text-properties fo:language="en" fo:country="US" officeooo:rsid="002321fc" officeooo:paragraph-rsid="002321fc"/>
    </style:style>
    <style:style style:name="P19" style:family="paragraph" style:parent-style-name="Heading_20_3">
      <style:text-properties officeooo:rsid="001d1e17" officeooo:paragraph-rsid="001d1e17"/>
    </style:style>
    <style:style style:name="P20" style:family="paragraph" style:parent-style-name="Heading_20_1">
      <style:text-properties fo:language="ru" fo:country="RU" officeooo:rsid="0014bd7e" officeooo:paragraph-rsid="0014bd7e"/>
    </style:style>
    <style:style style:name="P21" style:family="paragraph" style:parent-style-name="Heading_20_1">
      <style:text-properties officeooo:rsid="00155fa2" officeooo:paragraph-rsid="00155fa2"/>
    </style:style>
    <style:style style:name="P22" style:family="paragraph" style:parent-style-name="Heading_20_1">
      <style:paragraph-properties fo:break-before="page"/>
      <style:text-properties officeooo:rsid="00184d20" officeooo:paragraph-rsid="00184d20"/>
    </style:style>
    <style:style style:name="P23" style:family="paragraph" style:parent-style-name="Text_20_body">
      <style:text-properties fo:language="ru" fo:country="RU" officeooo:rsid="001a6608" officeooo:paragraph-rsid="001a6608" fo:background-color="transparent"/>
    </style:style>
    <style:style style:name="P24" style:family="paragraph" style:parent-style-name="Text_20_body">
      <style:text-properties fo:language="ru" fo:country="RU" officeooo:rsid="00163bc9" officeooo:paragraph-rsid="00163bc9"/>
    </style:style>
    <style:style style:name="P25" style:family="paragraph" style:parent-style-name="Text_20_body">
      <style:text-properties fo:language="ru" fo:country="RU" officeooo:rsid="001eef73" officeooo:paragraph-rsid="001eef73"/>
    </style:style>
    <style:style style:name="P26" style:family="paragraph" style:parent-style-name="Text_20_body">
      <style:text-properties fo:language="ru" fo:country="RU" officeooo:rsid="002321fc" officeooo:paragraph-rsid="002321fc"/>
    </style:style>
    <style:style style:name="P27" style:family="paragraph" style:parent-style-name="Text_20_body">
      <style:text-properties fo:language="ru" fo:country="RU" officeooo:rsid="001a6608" officeooo:paragraph-rsid="00254342"/>
    </style:style>
    <style:style style:name="P28" style:family="paragraph" style:parent-style-name="Text_20_body">
      <style:text-properties fo:language="ru" fo:country="RU" officeooo:rsid="001c0efa" officeooo:paragraph-rsid="0025d669"/>
    </style:style>
    <style:style style:name="P29" style:family="paragraph" style:parent-style-name="Text_20_body">
      <style:text-properties officeooo:rsid="001d1e17" officeooo:paragraph-rsid="001d1e17"/>
    </style:style>
    <style:style style:name="P30" style:family="paragraph" style:parent-style-name="Text_20_body">
      <style:text-properties officeooo:rsid="001eef73" officeooo:paragraph-rsid="001eef73"/>
    </style:style>
    <style:style style:name="P31" style:family="paragraph" style:parent-style-name="Text_20_body">
      <style:text-properties officeooo:paragraph-rsid="0021c0dc"/>
    </style:style>
    <style:style style:name="P32" style:family="paragraph" style:parent-style-name="Text_20_body">
      <style:text-properties officeooo:rsid="0021c0dc" officeooo:paragraph-rsid="0021c0d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63bc9"/>
    </style:style>
    <style:style style:name="T3" style:family="text">
      <style:text-properties fo:language="ru" fo:country="RU" officeooo:rsid="00167658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66da2"/>
    </style:style>
    <style:style style:name="T6" style:family="text">
      <style:text-properties fo:language="en" fo:country="US" officeooo:rsid="0021c0dc"/>
    </style:style>
    <style:style style:name="T7" style:family="text">
      <style:text-properties officeooo:rsid="00163bc9"/>
    </style:style>
    <style:style style:name="T8" style:family="text">
      <style:text-properties officeooo:rsid="001676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ypejs</text:p>
      <text:h text:style-name="P20" text:outline-level="1">Ядро</text:h>
      <text:h text:style-name="P15" text:outline-level="2">Функциональность</text:h>
      <text:h text:style-name="Heading_20_3" text:outline-level="3">Создание типа</text:h>
      <text:p text:style-name="P10"><text:span text:style-name="T7">Эта функция п</text:span>ринимает <text:span text:style-name="T3">три аргумента</text:span><text:span text:style-name="T2">:</text:span></text:p>
      <text:p text:style-name="P2">Первое это имя типа.</text:p>
      <text:p text:style-name="P1"><text:span text:style-name="T8">Второе это</text:span> констру<text:span text:style-name="T8">ктор типа</text:span>.</text:p>
      <text:p text:style-name="P2">Третий конструктор типа из <text:span text:style-name="T4">JSON.</text:span></text:p>
      <text:p text:style-name="P11"/>
      <text:p text:style-name="P1">Сам тип состоит из трех функций:</text:p>
      <text:p text:style-name="P1">Генератор значений</text:p>
      <text:p text:style-name="P1">Валидатор</text:p>
      <text:p text:style-name="P1"><text:span text:style-name="T4">Преобраз</text:span><text:span text:style-name="T5">о</text:span><text:span text:style-name="T4">ватель</text:span> типа в <text:span text:style-name="T4">JSON</text:span></text:p>
      <text:h text:style-name="P19" text:outline-level="3">Отключение тестов</text:h>
      <text:p text:style-name="P29">Это свойство представленное изнутри геттером и сеттером, которое если равно <text:span text:style-name="T4">False, </text:span><text:span text:style-name="T1">отключит все тесты, они будут возвращать по умолчанию так же значение </text:span><text:span text:style-name="T4">False </text:span><text:span text:style-name="T1">без каких либо реальных проверок.</text:span></text:p>
      <text:p text:style-name="P12"/>
      <text:h text:style-name="P21" text:outline-level="1">Модули</text:h>
      <text:h text:style-name="P16" text:outline-level="2">Bool</text:h>
      <text:p text:style-name="P3">Обычный булев тип</text:p>
      <text:h text:style-name="P17" text:outline-level="2">Object</text:h>
      <text:h text:style-name="P17" text:outline-level="2">Number</text:h>
      <text:p text:style-name="P30"><text:span text:style-name="T1">Обычное дробное число, реальный максимум зависит от движка, но нужен не для этого.</text:span></text:p>
      <text:p text:style-name="P30"><text:span text:style-name="T1">Нужен для того чтобы дать конкретные ограничение размеру числа, потому что реальные объекты обычно не имеют каких сверх больших значений, и у любого объекта есть свои пределы. Если эти пределы неизвестны, то это говорит о плохо спроектированных </text:span><text:soft-page-break/><text:span text:style-name="T1">алгоритмах, потому в реальности ограничение у чисел все равно будет, просто будет зависеть от платформы, а не от программиста.</text:span></text:p>
      <text:p text:style-name="P25">Принимает три параметра: Максимум, Минимум и Количество знаков после десятичной запятой.</text:p>
      <text:h text:style-name="Heading_20_2" text:outline-level="2">Index</text:h>
      <text:p text:style-name="P32">Этот тип служит для индексации. Диапазон от нуля до максимума принимаемого как аргумент при определении типа в целых числах.</text:p>
      <text:p text:style-name="P32"/>
      <text:h text:style-name="P18" text:outline-level="2">Alpha</text:h>
      <text:p text:style-name="P26">Просто диапазон дробных значений от 0 до 1, точность значения в данном случае будет возложена на платформу, так как обычно это какой диапазон чисел отображенный на отрезок от 0 до 1, в этом случае этот тип лучше не использовать, а использовать изначальный диапазон, например для цвета это от 0 до 255. Но если важно именно такое абстрактное значение, то ограничение на количество десятичных цифр будет только мешать.</text:p>
      <text:p text:style-name="P31"><text:span text:style-name="T6"/></text:p>
      <text:h text:style-name="P22" text:outline-level="1">Текущие задачи</text:h>
      <text:p text:style-name="P27"><text:span text:style-name="T4">Написать тип Key</text:span></text:p>
      <text:p text:style-name="P28"><text:span text:style-name="T4">Документация!!!</text:span></text:p>
      <text:p text:style-name="P6">Понедельник</text:p>
      <text:p text:style-name="P4"/>
      <text:p text:style-name="P4">============================================</text:p>
      <text:p text:style-name="P9">Документация!!!</text:p>
      <text:p text:style-name="P7">Вторник</text:p>
      <text:p text:style-name="P7"/>
      <text:p text:style-name="P8">==============================================</text:p>
      <text:p text:style-name="P8">Написать тип <text:span text:style-name="T4">Array</text:span></text:p>
      <text:p text:style-name="P8">Написать тип<text:span text:style-name="T4"> Any</text:span></text:p>
      <text:p text:style-name="P7">Среда</text:p>
      <text:p text:style-name="P8"/>
      <text:p text:style-name="P8">========================================================</text:p>
      <text:p text:style-name="P5">Написать тип <text:span text:style-name="T4">Object</text:span></text:p>
      <text:p text:style-name="P5">Написать тип <text:span text:style-name="T4">Switch</text:span></text:p>
      <text:p text:style-name="P7">Четверг</text:p>
      <text:p text:style-name="P5"/>
      <text:p text:style-name="P5">=====================================================</text:p>
      <text:p text:style-name="P13">Написать тип <text:span text:style-name="T4">Range</text:span></text:p>
      <text:p text:style-name="P5">Написать тип <text:span text:style-name="T4">String</text:span></text:p>
      <text:p text:style-name="P7">Пятница</text:p>
      <text:p text:style-name="P5"/>
      <text:p text:style-name="P9">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4:52:02.056000000</meta:creation-date>
    <dc:date>2019-11-10T17:49:26.581000000</dc:date>
    <meta:editing-duration>PT6H38M15S</meta:editing-duration>
    <meta:editing-cycles>15</meta:editing-cycles>
    <meta:generator>LibreOffice/6.2.1.2$Windows_X86_64 LibreOffice_project/7bcb35dc3024a62dea0caee87020152d1ee96e71</meta:generator>
    <meta:document-statistic meta:table-count="0" meta:image-count="0" meta:object-count="0" meta:page-count="3" meta:paragraph-count="46" meta:word-count="276" meta:character-count="2037" meta:non-whitespace-character-count="1807"/>
  </office:meta>
</office:document-meta>
</file>